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mg size</text:p>
          </table:table-cell>
          <table:table-cell office:value-type="float" office:value="120000" calcext:value-type="float">
            <text:p>120,000</text:p>
          </table:table-cell>
          <table:table-cell office:value-type="string" calcext:value-type="string">
            <text:p>byte</text:p>
          </table:table-cell>
        </table:table-row>
        <table:table-row table:style-name="ro1">
          <table:table-cell office:value-type="string" calcext:value-type="string">
            <text:p>img every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mg per day</text:p>
          </table:table-cell>
          <table:table-cell table:formula="of:=24*60*60/[.B2]" office:value-type="float" office:value="1440" calcext:value-type="float">
            <text:p>1,440</text:p>
          </table:table-cell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storage per day</text:p>
          </table:table-cell>
          <table:table-cell table:formula="of:=[.B3]*[.B1]/1000000" office:value-type="float" office:value="172.8" calcext:value-type="float">
            <text:p>173</text:p>
          </table:table-cell>
          <table:table-cell office:value-type="string" calcext:value-type="string">
            <text:p>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1:14:56.271522978</meta:creation-date>
    <dc:date>2023-04-24T21:25:19.053064139</dc:date>
    <meta:editing-duration>PT12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